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2pt" style:font-size-asian="12pt" style:font-size-complex="12pt" fo:language="fr" fo:country="CH"/>
    </style:style>
    <style:style style:name="P2" style:parent-style-name="Normal" style:family="paragraph">
      <style:text-properties fo:font-size="12pt" style:font-size-asian="12pt" style:font-size-complex="12pt" fo:language="fr" fo:country="CH"/>
    </style:style>
    <style:style style:name="P3" style:parent-style-name="Normal" style:family="paragraph">
      <style:text-properties fo:font-size="12pt" style:font-size-asian="12pt" style:font-size-complex="12pt" fo:language="fr" fo:country="CH"/>
    </style:style>
    <style:style style:name="P4" style:parent-style-name="Normal" style:family="paragraph">
      <style:text-properties fo:font-size="12pt" style:font-size-asian="12pt" style:font-size-complex="12pt" fo:language="fr" fo:country="CH"/>
    </style:style>
    <style:style style:name="P5" style:parent-style-name="Normal" style:family="paragraph">
      <style:text-properties fo:font-size="12pt" style:font-size-asian="12pt" style:font-size-complex="12pt" fo:language="fr" fo:country="CH"/>
    </style:style>
    <style:style style:name="P6" style:parent-style-name="Normal" style:family="paragraph">
      <style:text-properties fo:font-size="12pt" style:font-size-asian="12pt" style:font-size-complex="12pt" fo:language="fr" fo:country="CH"/>
    </style:style>
    <style:style style:name="P7" style:parent-style-name="Normal" style:family="paragraph">
      <style:text-properties fo:font-size="12pt" style:font-size-asian="12pt" style:font-size-complex="12pt" fo:language="fr" fo:country="CH"/>
    </style:style>
    <style:style style:name="P8" style:parent-style-name="Normal" style:family="paragraph">
      <style:text-properties fo:font-size="12pt" style:font-size-asian="12pt" style:font-size-complex="12pt" fo:language="fr" fo:country="CH"/>
    </style:style>
    <style:style style:name="T9" style:parent-style-name="DefaultParagraphFont" style:family="text">
      <style:text-properties fo:font-size="12pt" style:font-size-asian="12pt" style:font-size-complex="12pt" fo:language="fr" fo:country="CH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 fo:language="fr" fo:country="CH"/>
    </style:style>
    <style:style style:name="P16" style:parent-style-name="Normal" style:family="paragraph">
      <style:text-properties fo:font-size="12pt" style:font-size-asian="12pt" style:font-size-complex="12pt" fo:language="fr" fo:country="CH"/>
    </style:style>
    <style:style style:name="P17" style:parent-style-name="Normal" style:family="paragraph">
      <style:text-properties fo:font-size="12pt" style:font-size-asian="12pt" style:font-size-complex="12pt"/>
    </style:style>
    <style:style style:name="T18" style:parent-style-name="DefaultParagraphFont" style:family="text">
      <style:text-properties fo:font-size="12pt" style:font-size-asian="12pt" style:font-size-complex="12pt"/>
    </style:style>
    <style:style style:name="T19" style:parent-style-name="DefaultParagraphFont" style:family="text">
      <style:text-properties fo:font-size="12pt" style:font-size-asian="12pt" style:font-size-complex="12pt" fo:language="fr" fo:country="CH"/>
    </style:style>
    <style:style style:name="T20" style:parent-style-name="DefaultParagraphFont" style:family="text">
      <style:text-properties fo:font-size="12pt" style:font-size-asian="12pt" style:font-size-complex="12pt" fo:language="fr" fo:country="CH"/>
    </style:style>
    <style:style style:name="T21" style:parent-style-name="DefaultParagraphFont" style:family="text">
      <style:text-properties fo:font-size="12pt" style:font-size-asian="12pt" style:font-size-complex="12pt"/>
    </style:style>
    <style:style style:name="P22" style:parent-style-name="Normal" style:family="paragraph">
      <style:text-properties fo:font-size="12pt" style:font-size-asian="12pt" style:font-size-complex="12pt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T24" style:parent-style-name="DefaultParagraphFont" style:family="text">
      <style:text-properties fo:font-size="12pt" style:font-size-asian="12pt" style:font-size-complex="12pt" fo:language="fr" fo:country="CH"/>
    </style:style>
    <style:style style:name="P25" style:parent-style-name="Normal" style:family="paragraph">
      <style:text-properties fo:font-size="12pt" style:font-size-asian="12pt" style:font-size-complex="12pt" fo:language="fr" fo:country="CH"/>
    </style:style>
    <style:style style:name="P26" style:parent-style-name="Normal" style:family="paragraph">
      <style:text-properties fo:font-size="12pt" style:font-size-asian="12pt" style:font-size-complex="12pt" fo:language="fr" fo:country="CH"/>
    </style:style>
    <style:style style:name="P27" style:parent-style-name="Normal" style:family="paragraph">
      <style:text-properties fo:font-size="12pt" style:font-size-asian="12pt" style:font-size-complex="12pt" fo:language="fr" fo:country="CH"/>
    </style:style>
    <style:style style:name="P28" style:parent-style-name="Normal" style:family="paragraph">
      <style:text-properties fo:font-size="12pt" style:font-size-asian="12pt" style:font-size-complex="12pt" fo:language="fr" fo:country="CH"/>
    </style:style>
    <style:style style:name="P29" style:parent-style-name="Normal" style:family="paragraph">
      <style:text-properties fo:font-size="12pt" style:font-size-asian="12pt" style:font-size-complex="12pt" fo:language="fr" fo:country="CH"/>
    </style:style>
    <style:style style:name="P30" style:parent-style-name="Normal" style:family="paragraph">
      <style:text-properties fo:font-size="12pt" style:font-size-asian="12pt" style:font-size-complex="12pt" fo:language="fr" fo:country="CH"/>
    </style:style>
    <style:style style:name="P31" style:parent-style-name="Normal" style:family="paragraph">
      <style:text-properties fo:font-size="12pt" style:font-size-asian="12pt" style:font-size-complex="12pt" fo:language="fr" fo:country="CH"/>
    </style:style>
    <style:style style:name="P32" style:parent-style-name="Normal" style:family="paragraph">
      <style:text-properties fo:font-size="12pt" style:font-size-asian="12pt" style:font-size-complex="12pt" fo:language="fr" fo:country="CH"/>
    </style:style>
    <style:style style:name="P33" style:parent-style-name="Normal" style:family="paragraph">
      <style:text-properties fo:font-size="12pt" style:font-size-asian="12pt" style:font-size-complex="12pt" fo:language="fr" fo:country="CH"/>
    </style:style>
    <style:style style:name="P34" style:parent-style-name="Normal" style:family="paragraph">
      <style:text-properties fo:font-size="12pt" style:font-size-asian="12pt" style:font-size-complex="12pt" fo:language="fr" fo:country="CH"/>
    </style:style>
    <style:style style:name="P35" style:parent-style-name="Normal" style:family="paragraph">
      <style:text-properties fo:font-size="12pt" style:font-size-asian="12pt" style:font-size-complex="12pt" fo:language="fr" fo:country="CH"/>
    </style:style>
    <style:style style:name="P36" style:parent-style-name="Normal" style:family="paragraph">
      <style:text-properties fo:font-size="12pt" style:font-size-asian="12pt" style:font-size-complex="12pt" fo:language="fr" fo:country="CH"/>
    </style:style>
    <style:style style:name="P37" style:parent-style-name="Normal" style:family="paragraph">
      <style:text-properties fo:font-size="12pt" style:font-size-asian="12pt" style:font-size-complex="12pt" fo:language="fr" fo:country="CH"/>
    </style:style>
    <style:style style:name="P38" style:parent-style-name="Normal" style:family="paragraph">
      <style:text-properties fo:font-size="12pt" style:font-size-asian="12pt" style:font-size-complex="12pt" fo:language="fr" fo:country="CH"/>
    </style:style>
    <style:style style:name="P39" style:parent-style-name="Normal" style:family="paragraph">
      <style:text-properties fo:font-size="12pt" style:font-size-asian="12pt" style:font-size-complex="12pt" fo:language="fr" fo:country="CH"/>
    </style:style>
    <style:style style:name="P40" style:parent-style-name="Normal" style:family="paragraph">
      <style:text-properties fo:font-size="12pt" style:font-size-asian="12pt" style:font-size-complex="12pt" fo:language="fr" fo:country="CH"/>
    </style:style>
    <style:style style:name="P41" style:parent-style-name="Normal" style:family="paragraph">
      <style:text-properties fo:font-size="12pt" style:font-size-asian="12pt" style:font-size-complex="12pt" fo:language="fr" fo:country="CH"/>
    </style:style>
    <style:style style:name="P42" style:parent-style-name="Normal" style:family="paragraph">
      <style:text-properties fo:font-size="12pt" style:font-size-asian="12pt" style:font-size-complex="12pt" fo:language="fr" fo:country="CH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T49" style:parent-style-name="DefaultParagraphFon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&lt;p&gt;import turtle&lt;p&gt;</text:p>
      <text:p text:style-name="P2">&lt;p&gt;turtle.tracer(0,0) <text:s text:c="11"/># accélération du tracé&lt;p&gt;</text:p>
      <text:p text:style-name="P3">&lt;p&gt;turtle.pu()&lt;p&gt;</text:p>
      <text:p text:style-name="P4">&lt;p&gt;turtle.goto(-500,0)&lt;p&gt;</text:p>
      <text:p text:style-name="P5">&lt;p&gt;turtle.pd()&lt;p&gt;</text:p>
      <text:p text:style-name="P6"/>
      <text:p text:style-name="P7">&lt;p&gt;def dessiner(courbe, longueur, angle): <text:s text:c="3"/>&lt;p&gt;</text:p>
      <text:p text:style-name="P8"/>
      <text:p text:style-name="Normal"><text:span text:style-name="T9"><text:s text:c="4"/></text:span><text:span text:style-name="T10">&lt;p&gt;for caractere in courbe:&lt;p&gt;</text:span></text:p>
      <text:p text:style-name="P11"><text:s text:c="8"/>&lt;p&gt;if caractere == '+': turtle.left(angle)&lt;p&gt;</text:p>
      <text:p text:style-name="P12"><text:s text:c="8"/>&lt;p&gt;elif caractere == '-': turtle.right(angle)&lt;p&gt;</text:p>
      <text:p text:style-name="P13"><text:s text:c="8"/>&lt;p&gt;elif caractere in ['F']: turtle.forward(longueur)&lt;p&gt;</text:p>
      <text:p text:style-name="P14"/>
      <text:p text:style-name="P15">&lt;p&gt;#dessiner('F', 50, 60)&lt;p&gt;</text:p>
      <text:p text:style-name="P16"/>
      <text:p text:style-name="P17">&lt;p&gt;def regleKoch(chaine):&lt;p&gt;</text:p>
      <text:p text:style-name="Normal"><text:span text:style-name="T18"><text:s text:c="4"/></text:span><text:span text:style-name="T19">&lt;p&gt;nouvelleChaine = 'Sierpinski' &lt;p&gt;</text:span></text:p>
      <text:p text:style-name="Normal"><text:span text:style-name="T20"><text:s text:c="4"/></text:span><text:span text:style-name="T21">&lt;p&gt;for lettre in chaine: &lt;p&gt;</text:span></text:p>
      <text:p text:style-name="P22"><text:s text:c="8"/>&lt;p&gt;if lettre == 'F' &lt;p&gt;</text:p>
      <text:p text:style-name="Normal"><text:span text:style-name="T23"><text:s text:c="12"/></text:span><text:span text:style-name="T24">&lt;p&gt;nouvelleChaine = nouvelleChaine + 'F-G+F+G-F' &lt;p&gt;</text:span></text:p>
      <text:p text:style-name="P25"><text:s text:c="8"/>&lt;p&gt;elif lettre == 'G' :&lt;p&gt;</text:p>
      <text:p text:style-name="P26"><text:s text:c="12"/></text:p>
      <text:p text:style-name="P27">&lt;p&gt;return nouvelleChaine&lt;p&gt;</text:p>
      <text:p text:style-name="P28"/>
      <text:p text:style-name="P29">&lt;p&gt;def courbeKoch(motifInitial, niter):&lt;p&gt;</text:p>
      <text:p text:style-name="P30"><text:s text:c="4"/></text:p>
      <text:p text:style-name="P31"><text:s text:c="8"/>&lt;p&gt;appelle niter fois regleKoch</text:p>
      <text:p text:style-name="P32"/>
      <text:p text:style-name="P33"><text:s text:c="4"/>&lt;p&gt;courbe = motifInitial</text:p>
      <text:p text:style-name="P34"><text:s text:c="4"/>&lt;p&gt;for i in range(niter):&lt;p&gt;</text:p>
      <text:p text:style-name="P35"><text:s text:c="8"/>&lt;p&gt;nouveauMotif = regleKoch(courbe)&lt;p&gt;</text:p>
      <text:p text:style-name="P36"><text:s text:c="8"/>&lt;p&gt;courbe = nouveauMotif&lt;p&gt;</text:p>
      <text:p text:style-name="P37"><text:s text:c="4"/>&lt;p&gt;return courbe&lt;p&gt;</text:p>
      <text:p text:style-name="P38"/>
      <text:p text:style-name="P39"/>
      <text:p text:style-name="P40">&lt;p&gt;#courbe = courbeKoch('F',3)&lt;p&gt;</text:p>
      <text:p text:style-name="P41">&lt;p&gt;#dessiner(courbe,50, 60)&lt;p&gt;</text:p>
      <text:p text:style-name="P42"/>
      <text:p text:style-name="P43">&lt;p&gt;def flocon(motifInitial, niter):&lt;p&gt;</text:p>
      <text:p text:style-name="P44"><text:s text:c="4"/>&lt;p&gt;courbe = courbeKoch(motifInitial, niter)&lt;p&gt;</text:p>
      <text:p text:style-name="P45"><text:s text:c="4"/>&lt;p&gt;flocon = ''&lt;p&gt;</text:p>
      <text:p text:style-name="P46"><text:s text:c="4"/>&lt;p&gt;for _ in range(3):&lt;p&gt;</text:p>
      <text:p text:style-name="P47"><text:s text:c="8"/>&lt;p&gt;flocon += courbe&lt;p&gt;</text:p>
      <text:p text:style-name="P48"><text:s text:c="8"/>&lt;p&gt;flocon += '--' &lt;p&gt;</text:p>
      <text:p text:style-name="Normal"><text:span text:style-name="T49"><text:s text:c="4"/>&lt;p&gt;return flocon&lt;p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ilda Addison</meta:initial-creator>
    <dc:creator>Hilda Addison</dc:creator>
    <meta:creation-date>2020-11-01T19:23:00Z</meta:creation-date>
    <dc:date>2020-11-02T19:39:00Z</dc:date>
    <meta:template xlink:href="Normal" xlink:type="simple"/>
    <meta:editing-cycles>1</meta:editing-cycles>
    <meta:editing-duration>PT4620S</meta:editing-duration>
    <meta:document-statistic meta:page-count="2" meta:paragraph-count="2" meta:word-count="188" meta:character-count="1261" meta:row-count="8" meta:non-whitespace-character-count="1075"/>
  </office:meta>
</office:document-meta>
</file>